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117332" officeooo:paragraph-rsid="00117332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183e09" officeooo:paragraph-rsid="00183e09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117332"/>
    </style:style>
    <style:style style:name="P4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117332" officeooo:paragraph-rsid="0011733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New" fo:font-size="12pt" style:text-underline-style="none" fo:font-weight="bold" officeooo:rsid="00117332" officeooo:paragraph-rsid="0011733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ourier New" fo:font-size="12pt" style:text-underline-style="none" fo:font-weight="normal" officeooo:rsid="00117332" officeooo:paragraph-rsid="0011733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urier New" fo:font-size="12pt" style:text-underline-style="none" fo:font-weight="normal" officeooo:rsid="001298aa" officeooo:paragraph-rsid="001298a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1298aa" officeooo:paragraph-rsid="001298aa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ourier New" fo:font-size="12pt" style:text-underline-style="none" fo:font-weight="bold" officeooo:rsid="00117332" officeooo:paragraph-rsid="001298a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New" fo:font-size="12pt" style:text-underline-style="none" fo:font-weight="normal" officeooo:rsid="00117332" officeooo:paragraph-rsid="001298a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urier New" fo:font-size="11pt" style:text-underline-style="none" fo:font-weight="normal" officeooo:rsid="00117332" officeooo:paragraph-rsid="001298aa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Courier New" fo:font-size="10pt" style:text-underline-style="none" fo:font-weight="normal" officeooo:rsid="00117332" officeooo:paragraph-rsid="001298aa" style:font-size-asian="10pt" style:font-weight-asian="normal" style:font-size-complex="10pt" style:font-weight-complex="normal"/>
    </style:style>
    <style:style style:name="T1" style:family="text">
      <style:text-properties style:font-name="Courier New" fo:font-size="10pt" fo:font-weight="bold" officeooo:rsid="00117332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411e0"/>
    </style:style>
    <style:style style:name="T6" style:family="text">
      <style:text-properties officeooo:rsid="001298aa"/>
    </style:style>
    <style:style style:name="T7" style:family="text">
      <style:text-properties fo:font-weight="normal" officeooo:rsid="001298aa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298aa"/>
    </style:style>
    <style:style style:name="T9" style:family="text">
      <style:text-properties style:text-underline-style="solid" style:text-underline-width="auto" style:text-underline-color="font-color" officeooo:rsid="001411e0"/>
    </style:style>
    <style:style style:name="T10" style:family="text">
      <style:text-properties style:text-underline-style="dotte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dotted" style:text-underline-width="auto" style:text-underline-color="font-color" fo:font-weight="normal" officeooo:rsid="001411e0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298aa" style:font-size-asian="12pt" style:font-size-complex="12pt"/>
    </style:style>
    <style:style style:name="T14" style:family="text">
      <style:text-properties fo:font-size="12pt" officeooo:rsid="001411e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5</text:p>
      <text:p text:style-name="P2">Óscar Amaya Cortés</text:p>
      <text:p text:style-name="P3"><text:span text:style-name="T1">Tema 4: </text:span><text:span text:style-name="T2">Transformación al Modelo Relacional</text:span> </text:p>
      <text:p text:style-name="P1"/>
      <text:p text:style-name="P4">Ejercicio 1:</text:p>
      <text:p text:style-name="P4"/>
      <text:p text:style-name="P5"><text:span text:style-name="T3">Profesor(</text:span><text:span text:style-name="T4">#id</text:span><text:span text:style-name="T3">, nombre)</text:span></text:p>
      <text:p text:style-name="P6"/>
      <text:p text:style-name="P5"><text:span text:style-name="T3">Aula(</text:span><text:span text:style-name="T4">#id</text:span><text:span text:style-name="T3">, descripcion)</text:span></text:p>
      <text:p text:style-name="P6"/>
      <text:p text:style-name="P5"><text:span text:style-name="T3">Curso(</text:span><text:span text:style-name="T4">#id</text:span><text:span text:style-name="T3">, nombre)</text:span></text:p>
      <text:p text:style-name="P6"/>
      <text:p text:style-name="P5"><text:span text:style-name="T3">Imparte(</text:span><text:span text:style-name="T4">#profesor_id</text:span><text:span text:style-name="T3">, </text:span><text:span text:style-name="T4">#aula_id</text:span><text:span text:style-name="T3">, </text:span><text:span text:style-name="T4">#curso_id</text:span><text:span text:style-name="T3">, hora, dia)</text:span></text:p>
      <text:p text:style-name="P6"><text:tab/>id_profesor → Profesor(<text:span text:style-name="T5">not </text:span><text:span text:style-name="T6">null, M:</text:span><text:span text:style-name="T5">C</text:span><text:span text:style-name="T6">, B:</text:span><text:span text:style-name="T5">R</text:span>)</text:p>
      <text:p text:style-name="P6"><text:tab/><text:span text:style-name="T6">id_aula → Aula(not null, M:</text:span><text:span text:style-name="T5">C</text:span><text:span text:style-name="T6">, B:</text:span><text:span text:style-name="T5">R</text:span><text:span text:style-name="T6">)</text:span></text:p>
      <text:p text:style-name="P6"><text:tab/><text:span text:style-name="T6">id_curso → Curso(not null, M:</text:span><text:span text:style-name="T5">C</text:span><text:span text:style-name="T6">, B:</text:span><text:span text:style-name="T5">R</text:span><text:span text:style-name="T6">)</text:span></text:p>
      <text:p text:style-name="P6"/>
      <text:p text:style-name="P7"/>
      <text:p text:style-name="P8">Ejercicio 2:</text:p>
      <text:p text:style-name="P8"/>
      <text:p text:style-name="P9"><text:span text:style-name="T3">Profesor(</text:span><text:span text:style-name="T4">#id</text:span><text:span text:style-name="T3">)</text:span></text:p>
      <text:p text:style-name="P10"/>
      <text:p text:style-name="P9"><text:span text:style-name="T3">Aula(</text:span><text:span text:style-name="T4">#id</text:span><text:span text:style-name="T3">)</text:span></text:p>
      <text:p text:style-name="P10"/>
      <text:p text:style-name="P9"><text:span text:style-name="T7">Módulo</text:span><text:span text:style-name="T3">(</text:span><text:span text:style-name="T4">#id</text:span><text:span text:style-name="T3">)</text:span></text:p>
      <text:p text:style-name="P10"/>
      <text:p text:style-name="P9"><text:span text:style-name="T3">Imparte(</text:span><text:span text:style-name="T4">#</text:span><text:span text:style-name="T8">modulo</text:span><text:span text:style-name="T4">_id</text:span><text:span text:style-name="T3">, </text:span><text:span text:style-name="T9">#</text:span><text:span text:style-name="T4">profesor_id</text:span><text:span text:style-name="T3">, </text:span><text:span text:style-name="T10">aula_id</text:span><text:span text:style-name="T4">,</text:span><text:span text:style-name="T3"> hora, dia)</text:span></text:p>
      <text:p text:style-name="P10"><text:tab/>id_profesor → Profesor(<text:span text:style-name="T5">not </text:span><text:span text:style-name="T6">null, M:</text:span><text:span text:style-name="T5">C</text:span><text:span text:style-name="T6">, B:</text:span><text:span text:style-name="T5">R</text:span>)</text:p>
      <text:p text:style-name="P10"><text:tab/><text:span text:style-name="T6">id_aula → Aula(not null, M:</text:span><text:span text:style-name="T5">C</text:span><text:span text:style-name="T6">, B:</text:span><text:span text:style-name="T5">R</text:span><text:span text:style-name="T6">)</text:span></text:p>
      <text:p text:style-name="P10"><text:tab/><text:span text:style-name="T6">id_curso → Curso(not null, M:</text:span><text:span text:style-name="T5">C</text:span><text:span text:style-name="T6">, B:</text:span><text:span text:style-name="T5">R</text:span><text:span text:style-name="T6">)</text:span></text:p>
      <text:p text:style-name="P10"/>
      <text:p text:style-name="P10"/>
      <text:p text:style-name="P8">Ejercicio 3:</text:p>
      <text:p text:style-name="P8"/>
      <text:p text:style-name="P9"><text:span text:style-name="T3">P</text:span><text:span text:style-name="T7">apel</text:span><text:span text:style-name="T3">(</text:span><text:span text:style-name="T4">#id</text:span><text:span text:style-name="T3">)</text:span></text:p>
      <text:p text:style-name="P10"/>
      <text:p text:style-name="P9"><text:span text:style-name="T3">A</text:span><text:span text:style-name="T7">ctor</text:span><text:span text:style-name="T3">(</text:span><text:span text:style-name="T4">#id</text:span><text:span text:style-name="T3">)</text:span></text:p>
      <text:p text:style-name="P10"/>
      <text:p text:style-name="P9"><text:span text:style-name="T7">Pelicula</text:span><text:span text:style-name="T3">(</text:span><text:span text:style-name="T4">#id</text:span><text:span text:style-name="T3">)</text:span></text:p>
      <text:p text:style-name="P10"/>
      <text:p text:style-name="P9"><text:span text:style-name="T3">I</text:span><text:span text:style-name="T7">ntrepreta</text:span><text:span text:style-name="T3">(</text:span><text:span text:style-name="T4">#p</text:span><text:span text:style-name="T8">apel</text:span><text:span text:style-name="T4">_id</text:span><text:span text:style-name="T3">, </text:span><text:span text:style-name="T4">#a</text:span><text:span text:style-name="T8">ctor</text:span><text:span text:style-name="T4">_id</text:span><text:span text:style-name="T3">, </text:span><text:span text:style-name="T11">pelicula</text:span><text:span text:style-name="T10">_id</text:span><text:span text:style-name="T3">, </text:span><text:span text:style-name="T7">fecha, sueldo</text:span><text:span text:style-name="T3">)</text:span></text:p>
      <text:p text:style-name="P11"><text:tab/><text:span text:style-name="T12">id_</text:span><text:span text:style-name="T13">papel</text:span><text:span text:style-name="T12"> → Profesor(</text:span><text:span text:style-name="T13">not null, M:</text:span><text:span text:style-name="T14">C</text:span><text:span text:style-name="T13">, B:</text:span><text:span text:style-name="T14">R</text:span><text:span text:style-name="T12">)</text:span></text:p>
      <text:p text:style-name="P10"><text:tab/><text:span text:style-name="T6">id_actor → Aula(not null, M:</text:span><text:span text:style-name="T5">C</text:span><text:span text:style-name="T6">, B:</text:span><text:span text:style-name="T5">R</text:span><text:span text:style-name="T6">)</text:span></text:p>
      <text:p text:style-name="P10"><text:tab/><text:span text:style-name="T6">id_</text:span><text:span text:style-name="T5">pelicula</text:span><text:span text:style-name="T6"> → </text:span><text:span text:style-name="T5">Pelicula</text:span><text:span text:style-name="T6">(not null, M:</text:span><text:span text:style-name="T5">C</text:span><text:span text:style-name="T6">, B:</text:span><text:span text:style-name="T5">R</text:span><text:span text:style-name="T6">)</text:span></text:p>
      <text:p text:style-name="P11"/>
      <text:p text:style-name="P11"/>
      <text:p text:style-name="P12"/>
      <text:p text:style-name="P11"/>
      <text:p text:style-name="P10"/>
      <text:p text:style-name="P8">Ejercicio 4:</text:p>
      <text:p text:style-name="P8"/>
      <text:p text:style-name="P9"><text:span text:style-name="T7">Asignatura</text:span><text:span text:style-name="T3">(</text:span><text:span text:style-name="T4">#id</text:span><text:span text:style-name="T3">)</text:span></text:p>
      <text:p text:style-name="P10"/>
      <text:p text:style-name="P9"><text:span text:style-name="T3">A</text:span><text:span text:style-name="T7">lumno</text:span><text:span text:style-name="T3">(</text:span><text:span text:style-name="T4">#id</text:span><text:span text:style-name="T3">)</text:span></text:p>
      <text:p text:style-name="P10"><text:soft-page-break/></text:p>
      <text:p text:style-name="P9"><text:span text:style-name="T7">Evaluacion</text:span><text:span text:style-name="T3">(</text:span><text:span text:style-name="T4">#id</text:span><text:span text:style-name="T3">)</text:span></text:p>
      <text:p text:style-name="P10"/>
      <text:p text:style-name="P9"><text:span text:style-name="T7">Calificacion</text:span><text:span text:style-name="T3">(</text:span><text:span text:style-name="T4">#</text:span><text:span text:style-name="T8">asignatura</text:span><text:span text:style-name="T4">_id</text:span><text:span text:style-name="T3">, </text:span><text:span text:style-name="T4">#a</text:span><text:span text:style-name="T8">lumno</text:span><text:span text:style-name="T4">_id</text:span><text:span text:style-name="T3">, </text:span><text:span text:style-name="T4">#</text:span><text:span text:style-name="T8">evaluacion</text:span><text:span text:style-name="T4">_id</text:span><text:span text:style-name="T3">, </text:span><text:span text:style-name="T7">fecha, nota</text:span><text:span text:style-name="T3">)</text:span></text:p>
      <text:p text:style-name="P10"><text:tab/>id_<text:span text:style-name="T6">asignatura</text:span> → <text:span text:style-name="T6">Asigantura</text:span>(<text:span text:style-name="T6">not null, M:</text:span><text:span text:style-name="T5">C</text:span><text:span text:style-name="T6">, B:</text:span><text:span text:style-name="T5">R</text:span>)</text:p>
      <text:p text:style-name="P10"><text:tab/><text:span text:style-name="T6">id_alumno → Alumno(not null, M:</text:span><text:span text:style-name="T5">C</text:span><text:span text:style-name="T6">, B:</text:span><text:span text:style-name="T5">R</text:span><text:span text:style-name="T6">)</text:span></text:p>
      <text:p text:style-name="P10"><text:tab/><text:span text:style-name="T6">id_evaluacion → Evaluacion(not null, M:</text:span><text:span text:style-name="T5">C</text:span><text:span text:style-name="T6">, B:</text:span><text:span text:style-name="T5">R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31:40.109119100</meta:creation-date>
    <dc:date>2025-11-21T09:24:30.436262500</dc:date>
    <meta:editing-duration>PT18M44S</meta:editing-duration>
    <meta:editing-cycles>4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35" meta:word-count="126" meta:character-count="1008" meta:non-whitespace-character-count="904"/>
  </office:meta>
</office:document-meta>
</file>